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76a8" officeooo:paragraph-rsid="001a76a8"/>
    </style:style>
    <style:style style:name="P2" style:family="paragraph" style:parent-style-name="Standard">
      <style:paragraph-properties fo:text-align="start" style:justify-single-word="false"/>
      <style:text-properties fo:font-weight="bold" officeooo:rsid="001a76a8" officeooo:paragraph-rsid="001a76a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76a8" officeooo:paragraph-rsid="001a76a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17e0" officeooo:paragraph-rsid="001d17e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a136" officeooo:paragraph-rsid="001da13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10c3" officeooo:paragraph-rsid="001f10c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de5e" officeooo:paragraph-rsid="001fde5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10847" officeooo:paragraph-rsid="0021084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a76a8" officeooo:paragraph-rsid="001a76a8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1a76a8" officeooo:paragraph-rsid="001a76a8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bold" officeooo:rsid="001d17e0" officeooo:paragraph-rsid="001d17e0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officeooo:rsid="001d17e0" officeooo:paragraph-rsid="001d17e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f10c3" officeooo:paragraph-rsid="001f10c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10847" officeooo:paragraph-rsid="0021084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da136" officeooo:paragraph-rsid="001da13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d17e0" officeooo:paragraph-rsid="001d17e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dbb6" loext:char-shading-value="0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fo:background-color="#ffdbb6" loext:char-shading-value="0" style:font-weight-asian="normal" style:font-weight-complex="normal"/>
    </style:style>
    <style:style style:name="T7" style:family="text">
      <style:text-properties fo:background-color="#ffdbb6" loext:char-shading-value="0"/>
    </style:style>
    <style:style style:name="T8" style:family="text">
      <style:text-properties officeooo:rsid="001e37af" fo:background-color="#ffdbb6" loext:char-shading-value="0"/>
    </style:style>
    <style:style style:name="T9" style:family="text">
      <style:text-properties officeooo:rsid="001d17e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fo:background-color="#ffdbb6" loext:char-shading-value="0" style:font-weight-asian="bold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normal" fo:background-color="#ffdbb6" loext:char-shading-value="0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rrollo WEB entorno servidor. </text:p>
      <text:p text:style-name="P1"/>
      <text:p text:style-name="P2">(17-09-2024)</text:p>
      <text:p text:style-name="P9">Contraseña del aula virtual: 2425DWES</text:p>
      <text:p text:style-name="P2"><text:span text:style-name="T1"/></text:p>
      <text:p text:style-name="P9">En este curso manejaremos PHP y Java lenguajes ejecutados en la parte del servidor. Otros lenguajes: ASP.NET, Perl etc.</text:p>
      <text:p text:style-name="P2"><text:span text:style-name="T1"/></text:p>
      <text:p text:style-name="P2"><text:span text:style-name="T3">Unidad 1.</text:span><text:span text:style-name="T1"> </text:span></text:p>
      <text:p text:style-name="P2"><text:span text:style-name="T1"/></text:p>
      <text:p text:style-name="P2">-<text:span text:style-name="T1"> </text:span><text:span text:style-name="T3">Aplicación WEB.</text:span><text:span text:style-name="T1"> Es una </text:span><text:span text:style-name="T12">aplicación distribuida</text:span><text:span text:style-name="T2"> cuya interfaz de usuario es accesible desde un cliente web y se ejecuta en un servidor</text:span><text:span text:style-name="T1"> (WEB == HTTP/S).</text:span></text:p>
      <text:p text:style-name="P2"><text:span text:style-name="T1"/></text:p>
      <text:p text:style-name="P2"><text:span text:style-name="T4">- </text:span><text:span text:style-name="T3">Entorno WEB.</text:span><text:span text:style-name="T1"> </text:span><text:span text:style-name="T2">Protocolo </text:span><text:span text:style-name="T8">(HTTP/S) </text:span><text:span text:style-name="T2">y servicio de la capa de aplicación en la arquitectura de red </text:span><text:span text:style-name="T7">TCP/IP.</text:span><text:span text:style-name="T2"> Permite a los usuario el acceso a la información hipermedia remota de sistemas conectados a través de una rep </text:span><text:span text:style-name="T7">TCP/IP</text:span><text:span text:style-name="T2">.</text:span></text:p>
      <text:p text:style-name="P2"><text:span text:style-name="T3">NOTA</text:span><text:span text:style-name="T1">: </text:span>TCP/IP.<text:span text:style-name="T1"> Un conjunto de protocoles estandarizados que permiten a los equipos comunicarse en una red como internet. </text:span></text:p>
      <text:p text:style-name="P2"><text:span text:style-name="T3">IP</text:span><text:span text:style-name="T1">. La parte que obtiene la dirección a la que se envían los datos.</text:span></text:p>
      <text:p text:style-name="P2"><text:span text:style-name="T3">TCP</text:span><text:span text:style-name="T1">. Se encargar de la entrega de los datos una vez hallada la dirección IP. </text:span></text:p>
      <text:p text:style-name="P2"><text:span text:style-name="T1"/></text:p>
      <text:p text:style-name="P2">- <text:span text:style-name="T3">Modelo OSI (De abajo a arriba).</text:span><text:span text:style-name="T1"> Físico, Enlace, Red, Transporte, Sesión, Presentación y aplicación.</text:span></text:p>
      <text:p text:style-name="P2"><text:span text:style-name="T1"/></text:p>
      <text:list text:style-name="L1">
        <text:list-item>
          <text:p text:style-name="P10"><text:span text:style-name="T10">Nivel Físico.</text:span> Medio físico (cable).</text:p>
        </text:list-item>
        <text:list-item>
          <text:p text:style-name="P10"><text:span text:style-name="T10">Nivel de Enlace.</text:span> Tarjeta de red / Adaptador wifi. </text:p>
        </text:list-item>
        <text:list-item>
          <text:p text:style-name="P10"><text:span text:style-name="T10">Nivel de Red.</text:span> Dirección IP =&gt; Internet (router)</text:p>
        </text:list-item>
        <text:list-item>
          <text:p text:style-name="P10"><text:span text:style-name="T10">Nivel de Transporte.</text:span> TCP, UDP (User Datagram Protocol) y puerto.</text:p>
        </text:list-item>
        <text:list-item>
          <text:p text:style-name="P10"><text:span text:style-name="T10">Nivel Sesión</text:span>. </text:p>
        </text:list-item>
        <text:list-item>
          <text:p text:style-name="P10"><text:span text:style-name="T10">Nivel de Aplicación</text:span>. </text:p>
        </text:list-item>
      </text:list>
      <text:p text:style-name="P2"><text:span text:style-name="T1"/></text:p>
      <text:p text:style-name="P3">Modelo Cliente Servidor.</text:p>
      <text:p text:style-name="P2"><text:span text:style-name="T1"/></text:p>
      <text:p text:style-name="P9"><text:span text:style-name="T11">Facilita el mantenimiento y actualización de software</text:span> del lado servidor que beneficia a múltiples clientes. </text:p>
      <text:p text:style-name="P9"><text:span text:style-name="T7">Aumenta la </text:span><text:span text:style-name="T11">seguridad e integridad de los datos que se encuentran físicamente</text:span><text:span text:style-name="T10"> </text:span>ubicados en los servidores, detrás del cortafuegos IDS (sistemas detectores de intrusos), etc.. y con personal dedicado. </text:p>
      <text:p text:style-name="P9"><text:span text:style-name="T11">Facilita la integración entre sistemas diferentes</text:span><text:span text:style-name="T7">, ya que se pueden utilizar equipos con sistemas operativos distintos.</text:span> </text:p>
      <text:p text:style-name="P2"><text:span text:style-name="T1"/></text:p>
      <text:p text:style-name="P9">Ventajas: Escalabilidad, aplicaciones basadas en cliente/<text:span text:style-name="T9">servidor son escalables, hay dos tipos de escalado:</text:span></text:p>
      <text:list text:style-name="L2">
        <text:list-item>
          <text:p text:style-name="P11"><text:span text:style-name="T3">Capa de presentación (Interfaz de usuario).</text:span><text:span text:style-name="T1"> Interacciona con el usuario, presenta los datos y recibe las entradas. </text:span></text:p>
        </text:list-item>
        <text:list-item>
          <text:p text:style-name="P12">Capa de aplicación <text:s/>/ negocio (lógica de la aplicación).<text:span text:style-name="T5"> Implementa la lógica de la aplicación (su funcionalidad) y aplica las reglas de negocio sobre los datos y las entradas de usuario. Se comunica con las otras capas. </text:span></text:p>
        </text:list-item>
        <text:list-item>
          <text:p text:style-name="P12">Capa de persistencia o de datos (almacenamiento y acceso a datos).<text:span text:style-name="T5"> Responsable de la gestión y almacenamiento permanente de los datos. Está formada por uno o más gestores de base de datos que administran y resuelven las solicitudes de almacenamiento y recuperación de información desde la capa de negocio </text:span></text:p>
        </text:list-item>
      </text:list>
      <text:p text:style-name="P4"><text:soft-page-break/><text:span text:style-name="T5"/></text:p>
      <text:p text:style-name="P6"><text:span text:style-name="T4">El cliente WEB.</text:span><text:span text:style-name="T5"> Es el encargado de “ejecutar” las aplicaciones en la máquina del usuario.</text:span></text:p>
      <text:p text:style-name="P6"><text:span text:style-name="T4"/></text:p>
      <text:p text:style-name="P6"><text:span text:style-name="T4">El servidor WEB (Ej. Apache).</text:span><text:span text:style-name="T5"> Envía un documento HTML y el código de las aplicaciones al cliente y éste, mediante el navegador, las interpreta y ejecuta. </text:span></text:p>
      <text:p text:style-name="P13">Es necesario que el navegador tenga la capacidad para integrar ciertos lenguajes como Javascript, JavaApplets, ActionScript, etc. </text:p>
      <text:p text:style-name="P6"><text:span text:style-name="T5"/></text:p>
      <text:p text:style-name="P13">Para que el navegador tenga dicha capacidad es preciso agregar las correspondientes plug-in.</text:p>
      <text:p text:style-name="P6"><text:span text:style-name="T5"/></text:p>
      <text:p text:style-name="P7">Desarrollo web en el lado servidor<text:span text:style-name="T5">:</text:span></text:p>
      <text:p text:style-name="P14">Ejecuta las aplicaciones en la máquina servidor. Una vez ejecutada genera un código HTML (puede que enriquecido con lenguajes de lado cliente).</text:p>
      <text:p text:style-name="P8"><text:span text:style-name="T5"/></text:p>
      <text:p text:style-name="P14">Por último, envía dicho código al cliente mediante el protocolo HTTP/S.</text:p>
      <text:p text:style-name="P8"><text:span text:style-name="T5"/></text:p>
      <text:p text:style-name="P8"><text:span text:style-name="T5"/></text:p>
      <text:p text:style-name="P6"><text:span text:style-name="T5"/></text:p>
      <text:p text:style-name="P4"><text:span text:style-name="T5"/></text:p>
      <text:p text:style-name="P5">X Preguntas examen.</text:p>
      <text:p text:style-name="P5"><text:span text:style-name="T5"/></text:p>
      <text:p text:style-name="P5">¿Es necesario que una página WEB este en el servidor?.</text:p>
      <text:p text:style-name="P15">R = Si, es necesario debido a que sin un servidor que hoste la pagina web no tendremos ninguna petición en la parte del cliente y por ende no seremos capaces de usar o ver la página web. </text:p>
      <text:p text:style-name="P5"><text:span text:style-name="T5"/></text:p>
      <text:p text:style-name="P5"><text:span text:style-name="T4">¿Que es servlet?</text:span><text:span text:style-name="T5">. Es una </text:span><text:span text:style-name="T6">tecnología que nos permite crear aplicaciones WEB</text:span><text:span text:style-name="T5">, el usuario le permite interactuar con la aplicación (hacer consultas). </text:span></text:p>
      <text:p text:style-name="P5"><text:span text:style-name="T5"/></text:p>
      <text:p text:style-name="P5">Los servidores WEB ejecutan PHP por defecto.</text:p>
      <text:p text:style-name="P15">No, un servidor WEB solo ENVIA y RECIBE peticiones HTTP/S (protocolo) y para que pueda ejecutar php se ha de instalar plugins o módulos específicos. </text:p>
      <text:p text:style-name="P5"><text:span text:style-name="T5"/></text:p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08:21:20.555000000</meta:creation-date>
    <dc:date>2024-10-01T01:04:57.773000000</dc:date>
    <meta:editing-duration>PT1H32M47S</meta:editing-duration>
    <meta:editing-cycles>11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39" meta:word-count="597" meta:character-count="3702" meta:non-whitespace-character-count="3132"/>
  </office:meta>
</office:document-meta>
</file>